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5pt" officeooo:rsid="003fac49" officeooo:paragraph-rsid="003fac49" style:font-size-asian="15pt" style:font-size-complex="15pt"/>
    </style:style>
    <style:style style:name="P11" style:family="paragraph" style:parent-style-name="Standard">
      <style:text-properties fo:font-size="15pt" officeooo:rsid="0048a894" officeooo:paragraph-rsid="0048a894" style:font-size-asian="15pt" style:font-size-complex="15pt"/>
    </style:style>
    <style:style style:name="P12" style:family="paragraph" style:parent-style-name="Standard">
      <style:text-properties fo:font-size="12pt" officeooo:rsid="000ad8c8" officeooo:paragraph-rsid="000a7b80" style:font-size-asian="12pt" style:font-size-complex="12pt"/>
    </style:style>
    <style:style style:name="P13" style:family="paragraph" style:parent-style-name="Standard">
      <style:text-properties fo:font-size="12pt" officeooo:rsid="000ad8c8" officeooo:paragraph-rsid="000ad8c8" style:font-size-asian="12pt" style:font-size-complex="12pt"/>
    </style:style>
    <style:style style:name="P14" style:family="paragraph" style:parent-style-name="Standard">
      <style:text-properties fo:font-size="12pt" officeooo:rsid="00056fb9" officeooo:paragraph-rsid="00056fb9" style:font-size-asian="12pt" style:font-size-complex="12pt"/>
    </style:style>
    <style:style style:name="P15" style:family="paragraph" style:parent-style-name="Standard">
      <style:text-properties fo:font-size="12pt" officeooo:rsid="000e20fe" officeooo:paragraph-rsid="000e20fe" style:font-size-asian="12pt" style:font-size-complex="12pt"/>
    </style:style>
    <style:style style:name="P16" style:family="paragraph" style:parent-style-name="Standard">
      <style:text-properties fo:font-size="12pt" officeooo:rsid="0011208a" officeooo:paragraph-rsid="0011208a" style:font-size-asian="12pt" style:font-size-complex="12pt"/>
    </style:style>
    <style:style style:name="P17" style:family="paragraph" style:parent-style-name="Standard">
      <style:text-properties fo:font-size="12pt" officeooo:rsid="0014f14e" officeooo:paragraph-rsid="0014f14e" style:font-size-asian="12pt" style:font-size-complex="12pt"/>
    </style:style>
    <style:style style:name="P18" style:family="paragraph" style:parent-style-name="Standard">
      <style:text-properties fo:font-size="12pt" officeooo:rsid="00151c7d" officeooo:paragraph-rsid="00151c7d" style:font-size-asian="12pt" style:font-size-complex="12pt"/>
    </style:style>
    <style:style style:name="P19" style:family="paragraph" style:parent-style-name="Standard">
      <style:text-properties fo:font-size="12pt" officeooo:rsid="0017321b" officeooo:paragraph-rsid="0017321b" style:font-size-asian="12pt" style:font-size-complex="12pt"/>
    </style:style>
    <style:style style:name="P20" style:family="paragraph" style:parent-style-name="Standard">
      <style:text-properties fo:font-size="12pt" officeooo:rsid="001d6ae2" officeooo:paragraph-rsid="001d6ae2" style:font-size-asian="12pt" style:font-size-complex="12pt"/>
    </style:style>
    <style:style style:name="P21" style:family="paragraph" style:parent-style-name="Standard">
      <style:text-properties fo:font-size="12pt" officeooo:rsid="001ec462" officeooo:paragraph-rsid="001ec462" style:font-size-asian="12pt" style:font-size-complex="12pt"/>
    </style:style>
    <style:style style:name="P22" style:family="paragraph" style:parent-style-name="Standard">
      <style:text-properties fo:font-size="12pt" officeooo:rsid="0021747a" officeooo:paragraph-rsid="0021747a" style:font-size-asian="12pt" style:font-size-complex="12pt"/>
    </style:style>
    <style:style style:name="P23" style:family="paragraph" style:parent-style-name="Standard">
      <style:text-properties fo:font-size="12pt" officeooo:rsid="0024667f" officeooo:paragraph-rsid="0024667f" style:font-size-asian="12pt" style:font-size-complex="12pt"/>
    </style:style>
    <style:style style:name="P24" style:family="paragraph" style:parent-style-name="Standard">
      <style:text-properties fo:font-size="12pt" officeooo:rsid="002582b2" officeooo:paragraph-rsid="002582b2" style:font-size-asian="12pt" style:font-size-complex="12pt"/>
    </style:style>
    <style:style style:name="P25" style:family="paragraph" style:parent-style-name="Standard">
      <style:text-properties fo:font-size="12pt" officeooo:rsid="002cb9e0" officeooo:paragraph-rsid="002cb9e0" style:font-size-asian="12pt" style:font-size-complex="12pt"/>
    </style:style>
    <style:style style:name="P26" style:family="paragraph" style:parent-style-name="Standard">
      <style:text-properties fo:font-size="12pt" officeooo:rsid="0030d969" officeooo:paragraph-rsid="0030d969" style:font-size-asian="12pt" style:font-size-complex="12pt"/>
    </style:style>
    <style:style style:name="P27" style:family="paragraph" style:parent-style-name="Standard">
      <style:text-properties fo:font-size="12pt" officeooo:rsid="0034b781" officeooo:paragraph-rsid="00375149" style:font-size-asian="12pt" style:font-size-complex="12pt"/>
    </style:style>
    <style:style style:name="P28" style:family="paragraph" style:parent-style-name="Standard">
      <style:text-properties fo:font-size="12pt" officeooo:rsid="003a9c6c" officeooo:paragraph-rsid="003a9c6c" style:font-size-asian="12pt" style:font-size-complex="12pt"/>
    </style:style>
    <style:style style:name="P29" style:family="paragraph" style:parent-style-name="Standard">
      <style:text-properties fo:font-size="12pt" officeooo:rsid="003aacf3" officeooo:paragraph-rsid="003aacf3" style:font-size-asian="12pt" style:font-size-complex="12pt"/>
    </style:style>
    <style:style style:name="P30" style:family="paragraph" style:parent-style-name="Standard">
      <style:text-properties fo:font-size="12pt" officeooo:rsid="00418f4f" officeooo:paragraph-rsid="00418f4f" style:font-size-asian="12pt" style:font-size-complex="12pt"/>
    </style:style>
    <style:style style:name="P31" style:family="paragraph" style:parent-style-name="Standard">
      <style:text-properties fo:font-size="12pt" officeooo:rsid="0043b773" officeooo:paragraph-rsid="0043b773" style:font-size-asian="12pt" style:font-size-complex="12pt"/>
    </style:style>
    <style:style style:name="P32" style:family="paragraph" style:parent-style-name="Standard">
      <style:text-properties fo:font-size="12pt" officeooo:rsid="00468acc" officeooo:paragraph-rsid="00468acc" style:font-size-asian="12pt" style:font-size-complex="12pt"/>
    </style:style>
    <style:style style:name="P33" style:family="paragraph" style:parent-style-name="Standard">
      <style:text-properties fo:font-size="12pt" officeooo:rsid="00478d19" officeooo:paragraph-rsid="00478d19" style:font-size-asian="12pt" style:font-size-complex="12pt"/>
    </style:style>
    <style:style style:name="P34" style:family="paragraph" style:parent-style-name="Standard">
      <style:text-properties fo:font-size="12pt" officeooo:rsid="0048a894" officeooo:paragraph-rsid="0048a894" style:font-size-asian="12pt" style:font-size-complex="12pt"/>
    </style:style>
    <style:style style:name="P35" style:family="paragraph" style:parent-style-name="Standard">
      <style:text-properties fo:font-size="12pt" officeooo:rsid="0049a3cb" officeooo:paragraph-rsid="0049a3cb" style:font-size-asian="12pt" style:font-size-complex="12pt"/>
    </style:style>
    <style:style style:name="P36" style:family="paragraph" style:parent-style-name="Standard">
      <style:text-properties fo:font-size="12pt" officeooo:rsid="004bc80e" officeooo:paragraph-rsid="004bc80e" style:font-size-asian="12pt" style:font-size-complex="12pt"/>
    </style:style>
    <style:style style:name="P37" style:family="paragraph" style:parent-style-name="Standard">
      <style:text-properties fo:font-size="14pt" officeooo:rsid="0017321b" officeooo:paragraph-rsid="0017321b" style:font-size-asian="14pt" style:font-size-complex="14pt"/>
    </style:style>
    <style:style style:name="P38" style:family="paragraph" style:parent-style-name="Standard">
      <style:text-properties fo:font-size="14pt" officeooo:rsid="001e2a24" officeooo:paragraph-rsid="001e2a24" style:font-size-asian="14pt" style:font-size-complex="14pt"/>
    </style:style>
    <style:style style:name="P39" style:family="paragraph" style:parent-style-name="Standard">
      <style:text-properties fo:font-size="14pt" officeooo:rsid="002582b2" officeooo:paragraph-rsid="002582b2" style:font-size-asian="14pt" style:font-size-complex="14pt"/>
    </style:style>
    <style:style style:name="P40" style:family="paragraph" style:parent-style-name="Standard">
      <style:text-properties fo:font-size="14pt" officeooo:rsid="0024667f" officeooo:paragraph-rsid="0024667f" style:font-size-asian="14pt" style:font-size-complex="14pt"/>
    </style:style>
    <style:style style:name="P41" style:family="paragraph" style:parent-style-name="Standard">
      <style:text-properties fo:font-size="14pt" officeooo:rsid="002cb9e0" officeooo:paragraph-rsid="002cb9e0" style:font-size-asian="14pt" style:font-size-complex="14pt"/>
    </style:style>
    <style:style style:name="P42" style:family="paragraph" style:parent-style-name="Standard">
      <style:text-properties fo:font-size="14pt" officeooo:rsid="003a9c6c" officeooo:paragraph-rsid="003a9c6c" style:font-size-asian="14pt" style:font-size-complex="14pt"/>
    </style:style>
    <style:style style:name="P43" style:family="paragraph" style:parent-style-name="Standard">
      <style:text-properties fo:font-size="14pt" officeooo:rsid="004bc80e" officeooo:paragraph-rsid="004bc80e" style:font-size-asian="14pt" style:font-size-complex="14pt"/>
    </style:style>
    <style:style style:name="P44" style:family="paragraph" style:parent-style-name="Standard" style:list-style-name="L1">
      <style:text-properties fo:font-size="12pt" officeooo:rsid="0018eb35" officeooo:paragraph-rsid="0018eb35" style:font-size-asian="12pt" style:font-size-complex="12pt"/>
    </style:style>
    <style:style style:name="P45" style:family="paragraph" style:parent-style-name="Standard" style:list-style-name="L1">
      <style:text-properties fo:font-size="12pt" officeooo:rsid="0019f188" officeooo:paragraph-rsid="0019f188" style:font-size-asian="12pt" style:font-size-complex="12pt"/>
    </style:style>
    <style:style style:name="P46" style:family="paragraph" style:parent-style-name="Standard" style:list-style-name="L1">
      <style:text-properties fo:font-size="12pt" officeooo:rsid="001b14d5" officeooo:paragraph-rsid="001b14d5" style:font-size-asian="12pt" style:font-size-complex="12pt"/>
    </style:style>
    <style:style style:name="P47" style:family="paragraph" style:parent-style-name="Standard" style:list-style-name="L1">
      <style:text-properties fo:font-size="12pt" officeooo:rsid="001c422c" officeooo:paragraph-rsid="001c422c" style:font-size-asian="12pt" style:font-size-complex="12pt"/>
    </style:style>
    <style:style style:name="P48" style:family="paragraph" style:parent-style-name="Standard" style:list-style-name="L2">
      <style:text-properties fo:font-size="12pt" officeooo:rsid="002362be" officeooo:paragraph-rsid="002362be" style:font-size-asian="12pt" style:font-size-complex="12pt"/>
    </style:style>
    <style:style style:name="P49" style:family="paragraph" style:parent-style-name="Standard" style:list-style-name="L3">
      <style:text-properties fo:font-size="12pt" officeooo:rsid="00270c68" officeooo:paragraph-rsid="00270c68" style:font-size-asian="12pt" style:font-size-complex="12pt"/>
    </style:style>
    <style:style style:name="P50" style:family="paragraph" style:parent-style-name="Standard" style:list-style-name="L3">
      <style:text-properties fo:font-size="12pt" officeooo:rsid="0027971c" officeooo:paragraph-rsid="0027971c" style:font-size-asian="12pt" style:font-size-complex="12pt"/>
    </style:style>
    <style:style style:name="P51" style:family="paragraph" style:parent-style-name="Standard" style:list-style-name="L3">
      <style:text-properties fo:font-size="12pt" officeooo:rsid="00291e0d" officeooo:paragraph-rsid="00291e0d" style:font-size-asian="12pt" style:font-size-complex="12pt"/>
    </style:style>
    <style:style style:name="P52" style:family="paragraph" style:parent-style-name="Standard" style:list-style-name="L3">
      <style:text-properties fo:font-size="12pt" officeooo:rsid="002a58d2" officeooo:paragraph-rsid="002a58d2" style:font-size-asian="12pt" style:font-size-complex="12pt"/>
    </style:style>
    <style:style style:name="P53" style:family="paragraph" style:parent-style-name="Standard">
      <style:text-properties fo:font-size="12pt" officeooo:rsid="004ee666" officeooo:paragraph-rsid="004ee666" style:font-size-asian="12pt" style:font-size-complex="12pt"/>
    </style:style>
    <style:style style:name="P54" style:family="paragraph" style:parent-style-name="Standard">
      <style:text-properties fo:font-size="12pt" officeooo:rsid="0050ed90" officeooo:paragraph-rsid="0050ed90" style:font-size-asian="12pt" style:font-size-complex="12pt"/>
    </style:style>
    <style:style style:name="P55" style:family="paragraph" style:parent-style-name="Standard">
      <style:text-properties fo:font-size="12pt" officeooo:rsid="0034b781" officeooo:paragraph-rsid="00375149" style:font-size-asian="12pt" style:font-size-complex="12pt"/>
    </style:style>
    <style:style style:name="P56" style:family="paragraph" style:parent-style-name="Standard">
      <style:text-properties fo:font-size="12pt" officeooo:rsid="0053f78a" officeooo:paragraph-rsid="0053f78a" style:font-size-asian="12pt" style:font-size-complex="12pt"/>
    </style:style>
    <style:style style:name="P57" style:family="paragraph" style:parent-style-name="Standard">
      <style:text-properties fo:font-size="12pt" officeooo:rsid="0055e193" officeooo:paragraph-rsid="0055e193" style:font-size-asian="12pt" style:font-size-complex="12pt"/>
    </style:style>
    <style:style style:name="P58" style:family="paragraph" style:parent-style-name="Standard">
      <style:text-properties fo:font-size="12pt" officeooo:rsid="0057e819" officeooo:paragraph-rsid="0057e819" style:font-size-asian="12pt" style:font-size-complex="12pt"/>
    </style:style>
    <style:style style:name="P59" style:family="paragraph" style:parent-style-name="Standard">
      <style:text-properties fo:font-size="12pt" officeooo:rsid="00596ea1" officeooo:paragraph-rsid="00596ea1" style:font-size-asian="12pt" style:font-size-complex="12pt"/>
    </style:style>
    <style:style style:name="P60" style:family="paragraph" style:parent-style-name="Standard">
      <style:text-properties fo:font-size="14pt" officeooo:rsid="0057e819" officeooo:paragraph-rsid="0057e819" style:font-size-asian="14pt" style:font-size-complex="14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style:style style:name="T13" style:family="text">
      <style:text-properties officeooo:rsid="0033b5d3"/>
    </style:style>
    <style:style style:name="T14" style:family="text">
      <style:text-properties officeooo:rsid="0035563b"/>
    </style:style>
    <style:style style:name="T15" style:family="text">
      <style:text-properties officeooo:rsid="003ad453"/>
    </style:style>
    <style:style style:name="T16" style:family="text">
      <style:text-properties officeooo:rsid="00426ffb"/>
    </style:style>
    <style:style style:name="T17" style:family="text">
      <style:text-properties officeooo:rsid="00441075"/>
    </style:style>
    <style:style style:name="T18" style:family="text">
      <style:text-properties officeooo:rsid="00473b1d"/>
    </style:style>
    <style:style style:name="T19" style:family="text">
      <style:text-properties officeooo:rsid="004810ae"/>
    </style:style>
    <style:style style:name="T20" style:family="text">
      <style:text-properties officeooo:rsid="004baf4f"/>
    </style:style>
    <style:style style:name="T21" style:family="text">
      <style:text-properties officeooo:rsid="004c121b"/>
    </style:style>
    <style:style style:name="T22" style:family="text">
      <style:text-properties officeooo:rsid="004f7569"/>
    </style:style>
    <style:style style:name="T23" style:family="text">
      <style:text-properties officeooo:rsid="0052430a"/>
    </style:style>
    <style:style style:name="T24" style:family="text">
      <style:text-properties officeooo:rsid="00549f8e"/>
    </style:style>
    <style:style style:name="T25" style:family="text">
      <style:text-properties officeooo:rsid="005a981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2"/>
      <text:p text:style-name="P13">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5">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6"/>
      <text:p text:style-name="P16">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7">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8">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4"/>
      <text:p text:style-name="P9">LISTENING TO WHOSE MUSIC?</text:p>
      <text:p text:style-name="P19"/>
      <text:p text:style-name="P37">Popular Music</text:p>
      <text:p text:style-name="P37"/>
      <text:p text:style-name="P19">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5029546448078851221" text:style-name="L1">
        <text:list-item>
          <text:p text:style-name="P44">Patrick: “I use [popular] music to change my mood—to calm myself or focus.”</text:p>
        </text:list-item>
        <text:list-item>
          <text:p text:style-name="P44">Rebecca: “Actually, I listen to [popular] music to avoid doing other types of work; it stimulates some parts of my brain while simultaneously relaxing other parts that may be exhausted.”</text:p>
        </text:list-item>
        <text:list-item>
          <text:p text:style-name="P44">Amanda: “I hope its groove will drive me or its beauty will center me in some way. Or try to sing along with friends.”</text:p>
        </text:list-item>
        <text:list-item>
          <text:p text:style-name="P45">Henry: “It synthesizes and clarifies the emotion that I already feel inside myself.”</text:p>
        </text:list-item>
        <text:list-item>
          <text:p text:style-name="P46">Julio: “It’s fun and I enjoy it.”</text:p>
        </text:list-item>
        <text:list-item>
          <text:p text:style-name="P47">Rachel: “It allows me to share a spiritual and physical experience with fellow human beings.”</text:p>
        </text:list-item>
        <text:list-item>
          <text:p text:style-name="P47">Sarah: “Decompression.”</text:p>
        </text:list-item>
      </text:list>
      <text:p text:style-name="P20"><text:soft-page-break/>Mode enhancement, relaxation, focus, fun, bonding with friends—these seem to be the principal attractions of popular music. But what about classical music? What does it do for us, and what’s the difference between popular and classical music?</text:p>
      <text:p text:style-name="P20"/>
      <text:p text:style-name="P38">Classical Music</text:p>
      <text:p text:style-name="P38"/>
      <text:p text:style-name="P21">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2">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2055696780058362265" text:style-name="L2">
        <text:list-item>
          <text:p text:style-name="P48">Classical music relieves stress and helps the listener to relax.</text:p>
        </text:list-item>
        <text:list-item>
          <text:p text:style-name="P48">Classical music helps “center the mind”, allowing the listener to concentrate.</text:p>
        </text:list-item>
        <text:list-item>
          <text:p text:style-name="P48">Classical music provides a version of a better world, a refuge of beauty and majesty in which we pass beyond the limit of our material existence.</text:p>
        </text:list-item>
        <text:list-item>
          <text:p text:style-name="P48">Classical music offers the opportunity to learn: about music, about history, and about people.</text:p>
        </text:list-item>
      </text:list>
      <text:p text:style-name="P23"/>
      <text:p text:style-name="P23">Oddly, except for the last response, the reasons for listening to classical music turn out to be very much the same as those for listening to popular music. But let’s examine how classical music differs from popular music.</text:p>
      <text:p text:style-name="P23"/>
      <text:p text:style-name="P39">Classical Music and Popular Music Compared</text:p>
      <text:p text:style-name="P24"/>
      <text:p text:style-name="P24">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4668570470388810420" text:style-name="L3">
        <text:list-item>
          <text:p text:style-name="P49">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50">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51">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52">In classical music, the rhythmic “beat” often rests beneath the surface. Popular music foregrounds a recurring, heavy beat.</text:p>
        </text:list-item>
        <text:list-item>
          <text:p text:style-name="P52"><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40"/>
      <text:p text:style-name="P41">Why Listen to Classical Music?</text:p>
      <text:p text:style-name="P25"/>
      <text:p text:style-name="P26">Teachers of classical music sometimes use examples from the world of pop for instructional purposes—popular music may exhibit the basic elements of music in a less complex, more direct fashion. <text:span text:style-name="T13">But the process can work the other way, too. Where better to learn about pop beat and rhythm, melody and harmony, and chord changes and textures than in the more challenging world of classical music? If you can learn to hear a bass line in a cantata by Bach, you will learn easily hear one in a song by Kanye West!</text:span></text:p>
      <text:p text:style-name="P27">But most important, classical music will reveal to you a brave new world of sound. The energy of a self-taught rock guitarist might be mind-boggling, <text:span text:style-name="T14">but if it’s real exhilaration you want, why not experience the prodigious speed and hand wizardry of a piano prodigy? Bono’s band U2 has four members in it. Why not listen to the sound of sixty virtuosos all playing at once? This is what you get when the Cleveland Orchestra (or any professional orchestra, for that matter) plays a Beethoven symphony. Do you like the hot sound of Rihanna (Fenty)? Why not experience the rich, classically trained voice of the equally hot Renée (Fleming)? The power of all this music will transport you. You will hear new patterns and combinations that will transport you to far-off places, and perhaps even “blow you away”. Exposure to classical music is, in fact, guaranteed to give you at least one new insight into whatever your current favorite type of music may be—whether hearing a theme from a classical opera in a classic rock song or recognizing a series of chords in a country ballad.</text:span></text:p>
      <text:p text:style-name="P27"/>
      <text:p text:style-name="P42">Classical Music All Around You</text:p>
      <text:p text:style-name="P28"/>
      <text:p text:style-name="P29">You might not think you listen to much classical music, but you do. Vivaldi concertos and Mozart symphonies are played regularly in Starbucks. Portions of Beethoven symphonies serve to animate segments of The Simpsons; <text:span text:style-name="T15">a Puccini aria (“O mio babbino caro”) sounds prominently in the best-selling video game Grand Theft Auto, no doubt for ironic effect. And Bizet’s seductive “Habanera” from his opera Carmen (see Chapter 28) suggests the characters’ secret intentions in a season 1 episode of Gossip Girl. <text:s/>What famous composer hasn’t had one or more of his best-known works incorporated into a film score, to heighten the audience’s emotional response? Similarly, classical music is employed for persuasive purposes in radio and television commercials. There it usually acts as a high-end marketing tool designed to encourage rich living: to sell a Mercedes automobile or a De Beers diamond, advertisers realize, they need Mozart, not Madonna, to create the mood.</text:span></text:p>
      <text:p text:style-name="P29"/>
      <text:p text:style-name="P10">ATTENDING A CLASSICAL CONCERT</text:p>
      <text:p text:style-name="P27"/>
      <text:p text:style-name="P30">There is no better way to experience the splendor of classical music than to attend a live concert. Compared to pop or rock concert, however, performances of classical music can be rather staid affairs. For one thing, people dress “up”, not “down”: at classical events attendees wear “costumes” or “uniforms” (coat and tie, suit, or evening wear) of a very different sort than they do at, say, rock concerts (punk, grunge, or metal attire). For another, throughout the performance the classical audience sits rigidly, saying nothing to friends or performers. No one sway, dance, or sings along to the music. <text:span text:style-name="T16">Only at the end of each composition does the audience express itself, clapping respectfully.</text:span></text:p>
      <text:p text:style-name="P31">But classical concerts weren’t always so formal. In fact, they were more akin to professional wrestling matches. In the eighteenth century, for example, the audience talked during performances and yelled words of encouragement to the players. People clapped at the end of each movement of a symphony, and often <text:span text:style-name="T17">in the middle of the movement as well. After an exceptionally pleasing performance, listeners would demand that the piece be repeated immediately in and encore. If, on </text:span><text:soft-page-break/><text:span text:style-name="T17">the other hand, the audience didn’t like what it heard, it might express its displeasure by throwing fruit and other debris at the stage. Our modern, more dignified classical concert was a creation of the nineteenth century, when the musical composition came to be considered works of high art worthy of reverential silence.</text:span></text:p>
      <text:p text:style-name="P32">Attending a classical concert requires familiarizing yourself with the music in advance. Nowadays this is easy. Go to YouTube and type in the titles of the pieces on the program. Enter “Beethoven Symphony 5,” <text:span text:style-name="T18">for example. Several recorded versions will appear, and you can compare different interpretations of the same piece. Should you need information about the history of the work and its composer, try to avoid Wikipedia, which is often unreliable. Instead, go to the more authoritative Oxford Music Online Grove Dictionary of Music (most colleges and universities have an online subscription) and search under the name of the composer.</text:span></text:p>
      <text:p text:style-name="P33">Choosing the right seat at a concert is important, too. What is best for viewing might not be best for hearing. In some concert halls the sound sails over the front seats and settles at the back. Often the optional seat in terms of acoustics is at the back of the hall, in the first balcony. Sitting closer, on the other hand, allows you to watch the conductor and performers on stage. <text:span text:style-name="T19">If you attend a concert of a symphony orchestra, sitting close allows you to follow the gestures that the conductor makes to the various soloists and sections of the orchestra; like a circus ringmaster, he or she turns directly to the soloist of a given moment. The conductor conveys the main ideas and the emotion of the music to the players, and they in turn communicate these themes and moods to the audience.</text:span></text:p>
      <text:p text:style-name="P33"/>
      <text:p text:style-name="P11">THE POWER OF CLASSICAL MUSIC: TWO FAMOUS BEGINNINGS</text:p>
      <text:p text:style-name="P34"/>
      <text:p text:style-name="P35">All right, let the music begin! <text:span text:style-name="T20">As in all artistic media that unfold over time (music, poetry, novels, and film, for example), beginnings are crucial. If a composer, for example, doesn’t capture your attention immediately, you may move on to the next track or hit the “off” button. To understand how classical music can grab and enthrall you, let’s start with two famous beginnings, both of which are already well known to you.</text:span></text:p>
      <text:p text:style-name="P35"/>
      <text:p text:style-name="P43">Ludwig van Beethoven, Symphony No. 5 (1808)--Opening</text:p>
      <text:p text:style-name="P36"/>
      <text:p text:style-name="P36">The beginning of Beethoven’s Symphony No. 5 is perhaps the best-known moment in all of classical music. Its “short-short-short-long” (SSSL) gesture (duh-duh-duh-DUHHH) is as much an icon of Western culture as is the “To be, or not to be” soliloquy in Shakespeare’s Hamlet. <text:span text:style-name="T21">Beethoven wrote this symphony in 1808 when he was thirty-seven and almost totally deaf(see Chapter 21 for a biography of Beethoven). How could a deaf person write a symphony? Beethoven could do so because musicians can hear with an “inner ear,” meaning that their brains can create and rework melodies without having to rely on externally generated sound. In this way the nearly deaf Beethoven fashioned a powerful thirty-minute symphony entirely inside his head. A symphony is a genre, or type, of music for orchestra, divided into several independent pieces called movements, each processing its own tempo and mood. A typical classical symphony will have four movements with the respective tempos of fast, slow, moderate, and fast. A symphony is played by an orchestra, a large ensemble of acoustic instruments such as violins, trumpets, and flutes. Although an orchestra might play a concerto, an overture, or a dance suite, historically it has played more symphonies than anything else, and for that rerson is called a symphony orchestra. The orchestra for which Beethoven composed his fifth symphony was made up of about sixty players, including string, wind, and percussion instruments.</text:span></text:p>
      <text:p text:style-name="P53">Beethoven begins his symphony with the musical equivalent of a powerful punch in the nose. The four-pitch rhythm (SSSL) is quick and abrupt. It is all the more startling because the music has no clear-cut beat or grounding harmony to support it. Our reaction is one of surprise, perhaps bewilderment, perhaps even fear. <text:span text:style-name="T22">The brevity of the opening rhythm is typical of what we call a musical motive, a short, distinctive musical figure that can stand by itself. In the course of this </text:span><text:soft-page-break/><text:span text:style-name="T22">symphony, Beethoven will repeat and reshape this opening (SSSL) motive, making it serve as the unifying theme of the entire symphony. </text:span></text:p>
      <text:p text:style-name="P54">Having shaken, even staggered, the listener with this opening blow, Beethoven then begins to bring clarity and direction to his music. The motive sounds in rapid succession, rising stepwise in pitch, and the volume progressively increases. <text:span text:style-name="T23">Beethoven uses the crescendo of sound here to suggest a continuous progression—he is taking us from point A to point B, what we call in music and film a “transition”. Suddenly, the music stops: we have arrived. A French horn (a brass instrument;) them blasts forth six pitches, as if * to say, “And now for something new.” Indeed, new material follows: a lovely, flowing melody played first by the strings and then by the winds. It lyrical motion serves as a welcome contrast to the almost primitive opening motive (the musical “sucker punch”). Soon the motive reasserts itself, but it is gradually transformed into a melodic pattern that sounds more heroic than menacing, and with this Beethoven ends his opening section.</text:span></text:p>
      <text:p text:style-name="P56">In sum, in the opening of Symphony No. 5 , Beethoven shows us that his musical world includes many different feelings and states of mind, among them the fearful, the lyrical, and the heroic. <text:span text:style-name="T24">When asked what the opening motive of the symphony meant, Beethoven is reported to have said, “There fate knocks at the door.” In the course of all four movements of this symphony (all of which are included in the text’s five-CD set), Beethoven opens the door, takes our hand, and leads us on a fateful journey that includes moments of fear, despair, and, ultimately, triumph.</text:span></text:p>
      <text:p text:style-name="P57">Turn now to this opening section and to its Listening Guide below. Here you will see written music, or musical notation, representing the principal musical events. This notation may seem alien to you (the essentials of musical notation will be explained in Chapter 2 and 3). But don’t panic! Millions of people enjoy classical music everyday without even looking at a shred of written notation. For the moment simply play the music and follow along according to the minute and second counter on your player.</text:p>
      <text:p text:style-name="P27"/>
      <text:p text:style-name="P60">Richard Strauss, Also Sprach Zarathustra (Thus Spoke Zarathustra; 1896) –Opening</text:p>
      <text:p text:style-name="P58"/>
      <text:p text:style-name="P59">Richard Strauss’s name is not household world, as is Beethoven’s. Obscuring things further, <text:span text:style-name="T25">there were two important composers named Strauss. One Johann Strauss, Jr. (1825-1899), was Austrain and is known as “the Waltz King” because he wrote mainly popular waltzes. The other, Richard Strauss (1864-1949), was German and composed primarily operas and large, spectacular compositions for orchestra called tone poems. A tone poem (also called a symphonic)</text:span></text:p>
      <text:p text:style-name="P27"/>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10T17:32:08.774480033</dc:date>
    <meta:editing-duration>PT8H44M21S</meta:editing-duration>
    <meta:editing-cycles>80</meta:editing-cycles>
    <meta:generator>LibreOffice/5.1.6.2$Linux_x86 LibreOffice_project/10m0$Build-2</meta:generator>
    <meta:document-statistic meta:table-count="0" meta:image-count="0" meta:object-count="0" meta:page-count="7" meta:paragraph-count="63" meta:word-count="3796" meta:character-count="22613" meta:non-whitespace-character-count="18904"/>
  </office:meta>
</office:document-meta>
</file>